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EDIT</text:span><text:span text:style-name="T2_4"><text:s/>5207</text:span></text:p>
      <text:p text:style-name="P3"><text:span text:style-name="T3_1">Date</text:span><text:span text:style-name="T3_2">:<text:s/>2011-03-29</text:span></text:p>
      <text:p text:style-name="P4"><text:span text:style-name="T4_1">Time</text:span><text:span text:style-name="T4_2">:<text:s/>12:30<text:s/>-<text:s/>13:20</text:span></text:p>
      <text:p text:style-name="P5"><text:span text:style-name="T5_1">Facilitator</text:span><text:span text:style-name="T5_2">:<text:s/></text:span><text:span text:style-name="T5_3">Johannes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Divide</text:span><text:span text:style-name="T8_2"><text:s/></text:span><text:span text:style-name="T8_3">up</text:span><text:span text:style-name="T8_4"><text:s/></text:span><text:span text:style-name="T8_5">the</text:span><text:span text:style-name="T8_6"><text:s/></text:span><text:span text:style-name="T8_7">use</text:span><text:span text:style-name="T8_8"><text:s/></text:span><text:span text:style-name="T8_9">cases</text:span></text:p>
            </text:list-item>
            <text:list-item>
              <text:p text:style-name="P9"><text:span text:style-name="T9_1">Divide</text:span><text:span text:style-name="T9_2"><text:s/></text:span><text:span text:style-name="T9_3">UML</text:span><text:span text:style-name="T9_4"><text:s/></text:span><text:span text:style-name="T9_5">diagrams</text:span></text:p>
            </text:list-item>
            <text:list-item>
              <text:p text:style-name="P10"><text:span text:style-name="T10_1">Review</text:span><text:span text:style-name="T10_2"><text:s/></text:span><text:span text:style-name="T10_3">RAD</text:span><text:span text:style-name="T10_4"><text:s/></text:span><text:span text:style-name="T10_5">draft</text:span></text:p>
            </text:list-item>
          </text:list>
        </text:list-item>
        <text:list-item>
          <text:p text:style-name="P11"><text:span text:style-name="T11_1">Reports</text:span></text:p>
          <text:list>
            <text:list-item>
              <text:p text:style-name="P12"><text:span text:style-name="T12_1">RAD</text:span><text:span text:style-name="T12_2"><text:s/></text:span><text:span text:style-name="T12_3">draft</text:span><text:span text:style-name="T12_4"><text:s/></text:span><text:span text:style-name="T12_5">finished</text:span><text:span text:style-name="T12_6">.</text:span></text:p>
            </text:list-item>
            <text:list-item>
              <text:p text:style-name="P13"><text:span text:style-name="T13_1">Research</text:span><text:span text:style-name="T13_2"><text:s/></text:span><text:span text:style-name="T13_3">into</text:span><text:span text:style-name="T13_4"><text:s/></text:span><text:span text:style-name="T13_5">subject</text:span><text:span text:style-name="T13_6"><text:s/></text:span><text:span text:style-name="T13_7">determined</text:span><text:span text:style-name="T13_8"><text:s/></text:span><text:span text:style-name="T13_9">at</text:span><text:span text:style-name="T13_10"><text:s/></text:span><text:span text:style-name="T13_11">the</text:span><text:span text:style-name="T13_12"><text:s/></text:span><text:span text:style-name="T13_13">last</text:span><text:span text:style-name="T13_14"><text:s/></text:span><text:span text:style-name="T13_15">meeting</text:span><text:span text:style-name="T13_16"><text:s/></text:span><text:span text:style-name="T13_17">finished</text:span><text:span text:style-name="T13_18">,<text:s/></text:span><text:span text:style-name="T13_19">and</text:span><text:span text:style-name="T13_20"><text:s/></text:span><text:span text:style-name="T13_21">discussed</text:span><text:span text:style-name="T13_22">.</text:span></text:p>
            </text:list-item>
          </text:list>
        </text:list-item>
        <text:list-item>
          <text:p text:style-name="P14"><text:span text:style-name="T14_1">Discussion</text:span><text:span text:style-name="T14_2"><text:s/></text:span><text:span text:style-name="T14_3">items</text:span></text:p>
          <text:list>
            <text:list-item>
              <text:p text:style-name="P15"><text:span text:style-name="T15_1">Life</text:span><text:span text:style-name="T15_2"><text:s/></text:span><text:span text:style-name="T15_3">span</text:span><text:span text:style-name="T15_4"><text:s/></text:span><text:span text:style-name="T15_5">of</text:span><text:span text:style-name="T15_6"><text:s/></text:span><text:span text:style-name="T15_7">images</text:span><text:span text:style-name="T15_8"><text:s/>(</text:span><text:span text:style-name="T15_9">preview</text:span><text:span text:style-name="T15_10"><text:s/></text:span><text:span text:style-name="T15_11">and</text:span><text:span text:style-name="T15_12"><text:s/></text:span><text:span text:style-name="T15_13">full</text:span><text:span text:style-name="T15_14"><text:s/></text:span><text:span text:style-name="T15_15">size</text:span><text:span text:style-name="T15_16">)</text:span></text:p>
            </text:list-item>
            <text:list-item>
              <text:p text:style-name="P16"><text:span text:style-name="T16_1">RAM</text:span><text:span text:style-name="T16_2"><text:s/></text:span><text:span text:style-name="T16_3">optimizations</text:span><text:span text:style-name="T16_4"><text:s/></text:span><text:span text:style-name="T16_5">as</text:span><text:span text:style-name="T16_6"><text:s/></text:span><text:span text:style-name="T16_7">results</text:span><text:span text:style-name="T16_8"><text:s/></text:span><text:span text:style-name="T16_9">of</text:span><text:span text:style-name="T16_10"><text:s/></text:span><text:span text:style-name="T16_11">these</text:span></text:p>
            </text:list-item>
          </text:list>
        </text:list-item>
        <text:list-item>
          <text:p text:style-name="P17"><text:span text:style-name="T17_1">Outcomes</text:span><text:span text:style-name="T17_2"><text:s/></text:span><text:span text:style-name="T17_3">and</text:span><text:span text:style-name="T17_4"><text:s/></text:span><text:span text:style-name="T17_5">assignments</text:span></text:p>
          <text:list>
            <text:list-item>
              <text:p text:style-name="P18"><text:span text:style-name="T18_1">When</text:span><text:span text:style-name="T18_2"><text:s/></text:span><text:span text:style-name="T18_3">images</text:span><text:span text:style-name="T18_4"><text:s/></text:span><text:span text:style-name="T18_5">are</text:span><text:span text:style-name="T18_6"><text:s/></text:span><text:span text:style-name="T18_7">added</text:span><text:span text:style-name="T18_8">,<text:s/></text:span><text:span text:style-name="T18_9">thumbnails</text:span><text:span text:style-name="T18_10"><text:s/></text:span><text:span text:style-name="T18_11">are</text:span><text:span text:style-name="T18_12"><text:s/></text:span><text:span text:style-name="T18_13">generated</text:span><text:span text:style-name="T18_14"><text:s/></text:span><text:span text:style-name="T18_15">and</text:span><text:span text:style-name="T18_16"><text:s/></text:span><text:span text:style-name="T18_17">span</text:span><text:span text:style-name="T18_18"><text:s/></text:span><text:span text:style-name="T18_19">the</text:span><text:span text:style-name="T18_20"><text:s/></text:span><text:span text:style-name="T18_21">life</text:span><text:span text:style-name="T18_22"><text:s/></text:span><text:span text:style-name="T18_23">of</text:span><text:span text:style-name="T18_24"><text:s/></text:span><text:span text:style-name="T18_25">the</text:span><text:span text:style-name="T18_26"><text:s/></text:span><text:span text:style-name="T18_27">application</text:span><text:span text:style-name="T18_28">.</text:span></text:p>
            </text:list-item>
            <text:list-item>
              <text:p text:style-name="P19"><text:span text:style-name="T19_1">Preview</text:span><text:span text:style-name="T19_2"><text:s/></text:span><text:span text:style-name="T19_3">images</text:span><text:span text:style-name="T19_4"><text:s/>(</text:span><text:span text:style-name="T19_5">mid</text:span><text:span text:style-name="T19_6">-</text:span><text:span text:style-name="T19_7">size</text:span><text:span text:style-name="T19_8">)<text:s/></text:span><text:span text:style-name="T19_9">are</text:span><text:span text:style-name="T19_10"><text:s/></text:span><text:span text:style-name="T19_11">only</text:span><text:span text:style-name="T19_12"><text:s/></text:span><text:span text:style-name="T19_13">created</text:span><text:span text:style-name="T19_14"><text:s/></text:span><text:span text:style-name="T19_15">for</text:span><text:span text:style-name="T19_16"><text:s/></text:span><text:span text:style-name="T19_17">one</text:span><text:span text:style-name="T19_18"><text:s/></text:span><text:span text:style-name="T19_19">image</text:span><text:span text:style-name="T19_20">,<text:s/></text:span><text:span text:style-name="T19_21">which</text:span><text:span text:style-name="T19_22"><text:s/></text:span><text:span text:style-name="T19_23">is</text:span><text:span text:style-name="T19_24"><text:s/></text:span><text:span text:style-name="T19_25">chosen</text:span><text:span text:style-name="T19_26"><text:s/></text:span><text:span text:style-name="T19_27">from</text:span><text:span text:style-name="T19_28"><text:s/></text:span><text:span text:style-name="T19_29">a</text:span><text:span text:style-name="T19_30"><text:s/></text:span><text:span text:style-name="T19_31">dropdown</text:span><text:span text:style-name="T19_32"><text:s/></text:span><text:span text:style-name="T19_33">menu</text:span><text:span text:style-name="T19_34">.<text:s/></text:span><text:span text:style-name="T19_35">By</text:span><text:span text:style-name="T19_36"><text:s/></text:span><text:span text:style-name="T19_37">default</text:span><text:span text:style-name="T19_38">,<text:s/></text:span><text:span text:style-name="T19_39">the</text:span><text:span text:style-name="T19_40"><text:s/></text:span><text:span text:style-name="T19_41">first</text:span><text:span text:style-name="T19_42"><text:s/></text:span><text:span text:style-name="T19_43">image</text:span><text:span text:style-name="T19_44"><text:s/></text:span><text:span text:style-name="T19_45">in</text:span><text:span text:style-name="T19_46"><text:s/></text:span><text:span text:style-name="T19_47">the</text:span><text:span text:style-name="T19_48"><text:s/></text:span><text:span text:style-name="T19_49">queue</text:span><text:span text:style-name="T19_50"><text:s/></text:span><text:span text:style-name="T19_51">is</text:span><text:span text:style-name="T19_52"><text:s/></text:span><text:span text:style-name="T19_53">chosen</text:span><text:span text:style-name="T19_54">.<text:s/></text:span><text:span text:style-name="T19_55">These</text:span><text:span text:style-name="T19_56"><text:s/></text:span><text:span text:style-name="T19_57">span</text:span><text:span text:style-name="T19_58"><text:s/></text:span><text:span text:style-name="T19_59">the</text:span><text:span text:style-name="T19_60"><text:s/></text:span><text:span text:style-name="T19_61">life</text:span><text:span text:style-name="T19_62"><text:s/></text:span><text:span text:style-name="T19_63">of</text:span><text:span text:style-name="T19_64"><text:s/></text:span><text:span text:style-name="T19_65">the</text:span><text:span text:style-name="T19_66"><text:s/></text:span><text:span text:style-name="T19_67">Add</text:span><text:span text:style-name="T19_68"><text:s/></text:span><text:span text:style-name="T19_69">Filters</text:span><text:span text:style-name="T19_70"><text:s/></text:span><text:span text:style-name="T19_71">phase</text:span><text:span text:style-name="T19_72">.</text:span></text:p>
            </text:list-item>
            <text:list-item>
              <text:p text:style-name="P20"><text:span text:style-name="T20_1">Result</text:span><text:span text:style-name="T20_2"><text:s/></text:span><text:span text:style-name="T20_3">images</text:span><text:span text:style-name="T20_4"><text:s/></text:span><text:span text:style-name="T20_5">and</text:span><text:span text:style-name="T20_6"><text:s/></text:span><text:span text:style-name="T20_7">their</text:span><text:span text:style-name="T20_8"><text:s/></text:span><text:span text:style-name="T20_9">full</text:span><text:span text:style-name="T20_10">-</text:span><text:span text:style-name="T20_11">size</text:span><text:span text:style-name="T20_12"><text:s/></text:span><text:span text:style-name="T20_13">originals</text:span><text:span text:style-name="T20_14"><text:s/></text:span><text:span text:style-name="T20_15">are</text:span><text:span text:style-name="T20_16"><text:s/></text:span><text:span text:style-name="T20_17">only</text:span><text:span text:style-name="T20_18"><text:s/></text:span><text:span text:style-name="T20_19">loaded</text:span><text:span text:style-name="T20_20"><text:s/></text:span><text:span text:style-name="T20_21">when</text:span><text:span text:style-name="T20_22"><text:s/></text:span><text:span text:style-name="T20_23">the</text:span><text:span text:style-name="T20_24"><text:s/></text:span><text:span text:style-name="T20_25">user</text:span><text:span text:style-name="T20_26"><text:s/></text:span><text:span text:style-name="T20_27">clicks</text:span><text:span text:style-name="T20_28"><text:s/></text:span><text:span text:style-name="T20_29">Save</text:span><text:span text:style-name="T20_30"><text:s/></text:span><text:span text:style-name="T20_31">in</text:span><text:span text:style-name="T20_32"><text:s/></text:span><text:span text:style-name="T20_33">the</text:span><text:span text:style-name="T20_34"><text:s/></text:span><text:span text:style-name="T20_35">save</text:span><text:span text:style-name="T20_36"><text:s/></text:span><text:span text:style-name="T20_37">dialog</text:span><text:span text:style-name="T20_38">.</text:span></text:p>
            </text:list-item>
            <text:list-item>
              <text:p text:style-name="P21"><text:span text:style-name="T21_1">Determined</text:span><text:span text:style-name="T21_2"><text:s/></text:span><text:span text:style-name="T21_3">what</text:span><text:span text:style-name="T21_4"><text:s/></text:span><text:span text:style-name="T21_5">we</text:span><text:span text:style-name="T21_6"><text:s/></text:span><text:span text:style-name="T21_7">consider</text:span><text:span text:style-name="T21_8"><text:s/></text:span><text:span text:style-name="T21_9">a</text:span><text:span text:style-name="T21_10"><text:s/></text:span><text:span text:style-name="T21_11">use</text:span><text:span text:style-name="T21_12"><text:s/></text:span><text:span text:style-name="T21_13">case</text:span><text:span text:style-name="T21_14">;<text:s/></text:span><text:span text:style-name="T21_15">only</text:span><text:span text:style-name="T21_16"><text:s/></text:span><text:span text:style-name="T21_17">the</text:span><text:span text:style-name="T21_18"><text:s/></text:span><text:span text:style-name="T21_19">ones</text:span><text:span text:style-name="T21_20"><text:s/></text:span><text:span text:style-name="T21_21">with</text:span><text:span text:style-name="T21_22"><text:s/></text:span><text:span text:style-name="T21_23">user</text:span><text:span text:style-name="T21_24"><text:s/></text:span><text:span text:style-name="T21_25">interaction</text:span><text:span text:style-name="T21_26">.<text:s/></text:span><text:span text:style-name="T21_27">This</text:span><text:span text:style-name="T21_28"><text:s/></text:span><text:span text:style-name="T21_29">due</text:span><text:span text:style-name="T21_30"><text:s/></text:span><text:span text:style-name="T21_31">to</text:span><text:span text:style-name="T21_32"><text:s/></text:span><text:span text:style-name="T21_33">the</text:span><text:span text:style-name="T21_34"><text:s/></text:span><text:span text:style-name="T21_35">principle</text:span><text:span text:style-name="T21_36"><text:s/></text:span><text:span text:style-name="T21_37">that</text:span><text:span text:style-name="T21_38"><text:s/></text:span><text:span text:style-name="T21_39">use</text:span><text:span text:style-name="T21_40"><text:s/></text:span><text:span text:style-name="T21_41">cases</text:span><text:span text:style-name="T21_42"><text:s/></text:span><text:span text:style-name="T21_43">should</text:span><text:span text:style-name="T21_44"><text:s/></text:span><text:span text:style-name="T21_45">be</text:span><text:span text:style-name="T21_46"><text:s/></text:span><text:span text:style-name="T21_47">readable</text:span><text:span text:style-name="T21_48"><text:s/></text:span><text:span text:style-name="T21_49">by</text:span><text:span text:style-name="T21_50"><text:s/></text:span><text:span text:style-name="T21_51">non</text:span><text:span text:style-name="T21_52">-</text:span><text:span text:style-name="T21_53">experts</text:span><text:span text:style-name="T21_54">,<text:s/></text:span><text:span text:style-name="T21_55">i</text:span><text:span text:style-name="T21_56">.</text:span><text:span text:style-name="T21_57">e</text:span><text:span text:style-name="T21_58">.<text:s/></text:span><text:span text:style-name="T21_59">only</text:span><text:span text:style-name="T21_60"><text:s/></text:span><text:span text:style-name="T21_61">functional</text:span><text:span text:style-name="T21_62"><text:s/></text:span><text:span text:style-name="T21_63">requirements</text:span><text:span text:style-name="T21_64">.</text:span></text:p>
            </text:list-item>
            <text:list-item>
              <text:p text:style-name="P22"><text:span text:style-name="T22_1">Johannes</text:span><text:span text:style-name="T22_2"><text:s/></text:span><text:span text:style-name="T22_3">will</text:span><text:span text:style-name="T22_4"><text:s/></text:span><text:span text:style-name="T22_5">write</text:span><text:span text:style-name="T22_6"><text:s/></text:span><text:span text:style-name="T22_7">the</text:span><text:span text:style-name="T22_8"><text:s/></text:span><text:span text:style-name="T22_9">RAD</text:span><text:span text:style-name="T22_10">.</text:span></text:p>
            </text:list-item>
            <text:list-item>
              <text:p text:style-name="P23"><text:span text:style-name="T23_1">Fredrik</text:span><text:span text:style-name="T23_2"><text:s/></text:span><text:span text:style-name="T23_3">H</text:span><text:span text:style-name="T23_4"><text:s/></text:span><text:span text:style-name="T23_5">will</text:span><text:span text:style-name="T23_6"><text:s/></text:span><text:span text:style-name="T23_7">write</text:span><text:span text:style-name="T23_8"><text:s/></text:span><text:span text:style-name="T23_9">a</text:span><text:span text:style-name="T23_10"><text:s/></text:span><text:span text:style-name="T23_11">sequence</text:span><text:span text:style-name="T23_12"><text:s/></text:span><text:span text:style-name="T23_13">diagram</text:span><text:span text:style-name="T23_14"><text:s/></text:span><text:span text:style-name="T23_15">and</text:span><text:span text:style-name="T23_16"><text:s/></text:span><text:span text:style-name="T23_17">transcribe</text:span><text:span text:style-name="T23_18"><text:s/></text:span><text:span text:style-name="T23_19">use</text:span><text:span text:style-name="T23_20"><text:s/></text:span><text:span text:style-name="T23_21">cases</text:span><text:span text:style-name="T23_22">.</text:span></text:p>
            </text:list-item>
            <text:list-item>
              <text:p text:style-name="P24"><text:span text:style-name="T24_1">Fredrik</text:span><text:span text:style-name="T24_2"><text:s/></text:span><text:span text:style-name="T24_3">T</text:span><text:span text:style-name="T24_4"><text:s/></text:span><text:span text:style-name="T24_5">will</text:span><text:span text:style-name="T24_6"><text:s/></text:span><text:span text:style-name="T24_7">make</text:span><text:span text:style-name="T24_8"><text:s/></text:span><text:span text:style-name="T24_9">GUI</text:span><text:span text:style-name="T24_10"><text:s/></text:span><text:span text:style-name="T24_11">mockups</text:span><text:span text:style-name="T24_12"><text:s/></text:span><text:span text:style-name="T24_13">on</text:span><text:span text:style-name="T24_14"><text:s/></text:span><text:span text:style-name="T24_15">the</text:span><text:span text:style-name="T24_16"><text:s/></text:span><text:span text:style-name="T24_17">computer</text:span><text:span text:style-name="T24_18">.</text:span></text:p>
            </text:list-item>
            <text:list-item>
              <text:p text:style-name="P25"><text:span text:style-name="T25_1">Magnus</text:span><text:span text:style-name="T25_2"><text:s/></text:span><text:span text:style-name="T25_3">will</text:span><text:span text:style-name="T25_4"><text:s/></text:span><text:span text:style-name="T25_5">transcribe</text:span><text:span text:style-name="T25_6"><text:s/></text:span><text:span text:style-name="T25_7">use</text:span><text:span text:style-name="T25_8"><text:s/></text:span><text:span text:style-name="T25_9">cases</text:span><text:span text:style-name="T25_10">.</text:span></text:p>
            </text:list-item>
          </text:list>
        </text:list-item>
        <text:list-item>
          <text:p text:style-name="P26"><text:span text:style-name="T26_1">Wrap</text:span><text:span text:style-name="T26_2"><text:s/></text:span><text:span text:style-name="T26_3">up</text:span></text:p>
          <text:list>
            <text:list-item>
              <text:p text:style-name="P27"><text:span text:style-name="T27_1">Next</text:span><text:span text:style-name="T27_2"><text:s/></text:span><text:span text:style-name="T27_3">meeting</text:span><text:span text:style-name="T27_4"><text:s/></text:span><text:span text:style-name="T27_5">Thursday</text:span><text:span text:style-name="T27_6"><text:s/>2011-03-31<text:s/>10:00-14:00</text:span></text:p>
              <text:list>
                <text:list-item>
                  <text:p text:style-name="P28"><text:span text:style-name="T28_1">Static</text:span><text:span text:style-name="T28_2"><text:s/></text:span><text:span text:style-name="T28_3">model</text:span></text:p>
                </text:list-item>
                <text:list-item>
                  <text:p text:style-name="P29"><text:span text:style-name="T29_1">Compile</text:span><text:span text:style-name="T29_2"><text:s/></text:span><text:span text:style-name="T29_3">RAD</text:span></text:p>
                </text:list-item>
              </text:list>
            </text:list-item>
          </text:list>
        </text:list-item>
      </text:list>
      <text:p text:style-name="P30"/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